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86c0" officeooo:paragraph-rsid="000286c0"/>
    </style:style>
    <style:style style:name="P2" style:family="paragraph" style:parent-style-name="Standard">
      <style:paragraph-properties fo:text-align="start" style:justify-single-word="false"/>
      <style:text-properties fo:font-weight="bold" officeooo:rsid="000286c0" officeooo:paragraph-rsid="000286c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a1e0b" officeooo:paragraph-rsid="000a1e0b" style:font-weight-asian="bold" style:font-weight-complex="bold"/>
    </style:style>
    <style:style style:name="P4" style:family="paragraph" style:parent-style-name="Standard">
      <style:text-properties officeooo:rsid="0004057e" officeooo:paragraph-rsid="0004057e"/>
    </style:style>
    <style:style style:name="P5" style:family="paragraph" style:parent-style-name="Standard">
      <style:text-properties officeooo:rsid="0004b53c" officeooo:paragraph-rsid="0004b53c"/>
    </style:style>
    <style:style style:name="P6" style:family="paragraph" style:parent-style-name="Standard">
      <style:text-properties officeooo:rsid="000539a4" officeooo:paragraph-rsid="000539a4"/>
    </style:style>
    <style:style style:name="P7" style:family="paragraph" style:parent-style-name="Standard">
      <style:text-properties officeooo:rsid="0007484e" officeooo:paragraph-rsid="0007484e"/>
    </style:style>
    <style:style style:name="P8" style:family="paragraph" style:parent-style-name="Standard">
      <style:text-properties officeooo:rsid="00081e6f" officeooo:paragraph-rsid="00081e6f"/>
    </style:style>
    <style:style style:name="P9" style:family="paragraph" style:parent-style-name="Standard">
      <style:text-properties officeooo:rsid="0008af13" officeooo:paragraph-rsid="0008af13"/>
    </style:style>
    <style:style style:name="P10" style:family="paragraph" style:parent-style-name="Standard">
      <style:text-properties officeooo:rsid="000aadcc" officeooo:paragraph-rsid="000aadcc"/>
    </style:style>
    <style:style style:name="P11" style:family="paragraph" style:parent-style-name="Standard">
      <style:text-properties officeooo:rsid="000cc9fb" officeooo:paragraph-rsid="000cc9fb"/>
    </style:style>
    <style:style style:name="P12" style:family="paragraph" style:parent-style-name="Standard">
      <style:text-properties officeooo:rsid="000de399" officeooo:paragraph-rsid="000de399"/>
    </style:style>
    <style:style style:name="P13" style:family="paragraph" style:parent-style-name="Standard">
      <style:text-properties officeooo:rsid="000f9062" officeooo:paragraph-rsid="000f9062"/>
    </style:style>
    <style:style style:name="P14" style:family="paragraph" style:parent-style-name="Standard">
      <style:text-properties officeooo:rsid="0011a648" officeooo:paragraph-rsid="0011a648"/>
    </style:style>
    <style:style style:name="P15" style:family="paragraph" style:parent-style-name="Standard">
      <style:text-properties officeooo:rsid="001283b7" officeooo:paragraph-rsid="001283b7"/>
    </style:style>
    <style:style style:name="P16" style:family="paragraph" style:parent-style-name="Preformatted_20_Text">
      <style:text-properties officeooo:rsid="000286c0" officeooo:paragraph-rsid="000286c0"/>
    </style:style>
    <style:style style:name="P17" style:family="paragraph" style:parent-style-name="Preformatted_20_Text">
      <style:text-properties officeooo:rsid="000aadcc" officeooo:paragraph-rsid="000aadcc"/>
    </style:style>
    <style:style style:name="P18" style:family="paragraph" style:parent-style-name="Preformatted_20_Text">
      <style:paragraph-properties fo:margin-top="0in" fo:margin-bottom="0.1965in" style:contextual-spacing="false"/>
    </style:style>
    <style:style style:name="P19" style:family="paragraph" style:parent-style-name="Standard">
      <style:text-properties officeooo:rsid="001168f2" officeooo:paragraph-rsid="001168f2"/>
    </style:style>
    <style:style style:name="P20" style:family="paragraph" style:parent-style-name="Standard">
      <style:text-properties officeooo:rsid="0012aff1" officeooo:paragraph-rsid="0012aff1"/>
    </style:style>
    <style:style style:name="P21" style:family="paragraph" style:parent-style-name="Standard">
      <style:text-properties officeooo:rsid="00145d12" officeooo:paragraph-rsid="00145d12"/>
    </style:style>
    <style:style style:name="P22" style:family="paragraph" style:parent-style-name="Standard">
      <style:text-properties officeooo:rsid="000cc9fb" officeooo:paragraph-rsid="000cc9fb"/>
    </style:style>
    <style:style style:name="P23" style:family="paragraph" style:parent-style-name="Standard">
      <style:text-properties officeooo:rsid="001483f7" officeooo:paragraph-rsid="001483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ttp://jqueryvalidation.org/required-method/</text:p>
      <text:p text:style-name="P2">Installing php 5.6 </text:p>
      <text:p text:style-name="P2"/>
      <text:p text:style-name="P1">(<text:a xlink:type="simple" xlink:href="http://devdocs.magento.com/guides/v2.0/install-gde/prereq/php-ubuntu.html">http://devdocs.magento.com/guides/v2.0/install-gde/prereq/php-ubuntu.html</text:a>,</text:p>
      <text:p text:style-name="P1"><text:a xlink:type="simple" xlink:href="http://tecadmin.net/install-php5-on-ubuntu/">http://tecadmin.net/install-php5-on-ubuntu/</text:a>)</text:p>
      <text:p text:style-name="P1"/>
      <text:p text:style-name="P16"><text:span text:style-name="Source_20_Text">apt-get -y update</text:span></text:p>
      <text:p text:style-name="Preformatted_20_Text"><text:span text:style-name="Source_20_Text">add-apt-repository ppa:ondrej/php5-5.6</text:span></text:p>
      <text:p text:style-name="Preformatted_20_Text"><text:span text:style-name="Source_20_Text">apt-get -y update</text:span></text:p>
      <text:p text:style-name="P18"><text:span text:style-name="Source_20_Text">apt-get -y install php5 php5-mhash php5-mcrypt php5-curl php5-cli php5-mysql php5-gd php5-intl php5-xsl php5-bcmath</text:span></text:p>
      <text:p text:style-name="P4">Installing Laravel 5.1 on Ubuntu</text:p>
      <text:p text:style-name="P4"><text:a xlink:type="simple" xlink:href="http://geekanddummy.com/how-to-laravel-5-1-tutorial-part-1-installation/">http://geekanddummy.com/how-to-laravel-5-1-tutorial-part-1-installation/</text:a></text:p>
      <text:p text:style-name="P5"><text:a xlink:type="simple" xlink:href="https://leanpub.com/l5-beauty/read">https://leanpub.com/l5-beauty/read</text:a></text:p>
      <text:p text:style-name="P6"><text:a xlink:type="simple" xlink:href="http://tutsnare.com/how-to-install-laravel-on-ubuntu-lamp/">http://tutsnare.com/how-to-install-laravel-on-ubuntu-lamp/</text:a></text:p>
      <text:p text:style-name="P6"><text:a xlink:type="simple" xlink:href="http://jasonlewis.me/article/permissions-virtual-hosts-and-laravel">http://jasonlewis.me/article/permissions-virtual-hosts-and-laravel</text:a></text:p>
      <text:p text:style-name="P6"/>
      <text:p text:style-name="P15">admin@nhm</text:p>
      <text:p text:style-name="P5"/>
      <text:p text:style-name="P5"><text:a xlink:type="simple" xlink:href="mailto:ojwangwachiaje@gmail.com">ojwangwachiaje@gmail.com</text:a></text:p>
      <text:p text:style-name="P5"/>
      <text:p text:style-name="P7">iguana@iguana-S400CA:~$ sudo composer create-project laravel/laravel /var/www/nationalHivMentorship</text:p>
      <text:p text:style-name="P7"/>
      <text:p text:style-name="P7">iguana@iguana-S400CA:~$ sudo usermod -a -G www-data iguana </text:p>
      <text:p text:style-name="P7">[sudo] password for iguana: </text:p>
      <text:p text:style-name="P7">iguana@iguana-S400CA:~$ sudo chown -R www-data:www-data /var/www/html/ </text:p>
      <text:p text:style-name="P7">iguana@iguana-S400CA:~$ sudo chmod g+s /var/www/html/ </text:p>
      <text:p text:style-name="P7">iguana@iguana-S400CA:~$ sudo usermod -a -G www-data iguana </text:p>
      <text:p text:style-name="P7">iguana@iguana-S400CA:~$ sudo chown -R www-data:www-data /var/www/html/ </text:p>
      <text:p text:style-name="P7">iguana@iguana-S400CA:~$ sudo chmod g+s /var/www/html/ </text:p>
      <text:p text:style-name="P7">iguana@iguana-S400CA:~$ sudo a2enmod rewrite </text:p>
      <text:p text:style-name="P14">cd /etc/</text:p>
      <text:p text:style-name="P19">sudo gedit apache2/apache2.conf</text:p>
      <text:p text:style-name="P20">composer install --prefer-source –dev</text:p>
      <text:p text:style-name="P21">sudo chown -R iguana:www-data storage</text:p>
      <text:p text:style-name="P21"><text:span text:style-name="Emphasis">composer require predis/predis</text:span></text:p>
      <text:p text:style-name="P7"/>
      <text:p text:style-name="P7"/>
      <text:p text:style-name="P8">&lt;html&gt;</text:p>
      <text:p text:style-name="P8">&lt;head&gt;</text:p>
      <text:p text:style-name="P8">&lt;title&gt;untitled&lt;/title&gt;</text:p>
      <text:p text:style-name="P8">&lt;style type="text/css"&gt;</text:p>
      <text:p text:style-name="P8"/>
      <text:p text:style-name="P8">fieldset {</text:p>
      <text:p text:style-name="P8"><text:tab/>float: left;</text:p>
      <text:p text:style-name="P8"><text:tab/>width: 60px;</text:p>
      <text:p text:style-name="P8"><text:tab/>padding: 5px;</text:p>
      <text:p text:style-name="P8"><text:tab/>margin-right: 4px;</text:p>
      <text:p text:style-name="P8">}</text:p>
      <text:p text:style-name="P8">legend {</text:p>
      <text:p text:style-name="P8"><text:tab/>font-weight: bold;</text:p>
      <text:p text:style-name="P8"><text:soft-page-break/>}</text:p>
      <text:p text:style-name="P8">#total {</text:p>
      <text:p text:style-name="P8"><text:tab/>font-size: 11px;</text:p>
      <text:p text:style-name="P8"><text:tab/>width: 40px;</text:p>
      <text:p text:style-name="P8">}</text:p>
      <text:p text:style-name="P8"/>
      <text:p text:style-name="P8">&lt;/style&gt;</text:p>
      <text:p text:style-name="P8">&lt;script type="text/javascript"&gt;</text:p>
      <text:p text:style-name="P8"/>
      <text:p text:style-name="P8">function setRadios()</text:p>
      <text:p text:style-name="P8">{</text:p>
      <text:p text:style-name="P8"><text:tab/>function sumRadios()</text:p>
      <text:p text:style-name="P8"><text:tab/>{</text:p>
      <text:p text:style-name="P8"><text:tab/><text:tab/>var total = 0, i = 1, oForm = this.form;</text:p>
      <text:p text:style-name="P8"><text:tab/><text:tab/>while (radgrp = oForm.elements['Set' + (i++)])</text:p>
      <text:p text:style-name="P8"><text:tab/><text:tab/>{</text:p>
      <text:p text:style-name="P8"><text:tab/><text:tab/><text:tab/>j = radgrp.length;</text:p>
      <text:p text:style-name="P8"><text:tab/><text:tab/><text:tab/>do</text:p>
      <text:p text:style-name="P8"><text:tab/><text:tab/><text:tab/><text:tab/>if (radgrp[--j].checked)</text:p>
      <text:p text:style-name="P8"><text:tab/><text:tab/><text:tab/><text:tab/>{</text:p>
      <text:p text:style-name="P8"><text:tab/><text:tab/><text:tab/><text:tab/><text:tab/>total += Number(radgrp[j].value);</text:p>
      <text:p text:style-name="P8"><text:tab/><text:tab/><text:tab/><text:tab/><text:tab/>break;</text:p>
      <text:p text:style-name="P8"><text:tab/><text:tab/><text:tab/><text:tab/>}</text:p>
      <text:p text:style-name="P8"><text:tab/><text:tab/><text:tab/>while (j);</text:p>
      <text:p text:style-name="P8"><text:tab/><text:tab/>}</text:p>
      <text:p text:style-name="P8"><text:tab/><text:tab/>oForm.elements.total.value = total.toFixed(2);</text:p>
      <text:p text:style-name="P8"><text:tab/>}</text:p>
      <text:p text:style-name="P8"><text:tab/></text:p>
      <text:p text:style-name="P8"><text:tab/>var i = 0, input, inputs = document.getElementById('f1').getElementsByTagName('input');</text:p>
      <text:p text:style-name="P8"><text:tab/>while (input = inputs.item(i++))</text:p>
      <text:p text:style-name="P8"><text:tab/><text:tab/>if (input.name.match(/^Set\d+$/))</text:p>
      <text:p text:style-name="P8"><text:tab/><text:tab/><text:tab/>input.onclick = sumRadios;</text:p>
      <text:p text:style-name="P8">}</text:p>
      <text:p text:style-name="P8"/>
      <text:p text:style-name="P8">onload = setRadios;</text:p>
      <text:p text:style-name="P8"/>
      <text:p text:style-name="P8">&lt;/script&gt;</text:p>
      <text:p text:style-name="P8">&lt;/head&gt;</text:p>
      <text:p text:style-name="P8">&lt;body&gt;</text:p>
      <text:p text:style-name="P8">&lt;form id="f1"&gt;</text:p>
      <text:p text:style-name="P8">&lt;fieldset&gt;</text:p>
      <text:p text:style-name="P8">&lt;legend&gt;Set 1&lt;/legend&gt;</text:p>
      <text:p text:style-name="P8">&lt;input id="r1" type="radio" name="Set1" value="5" /&gt;&lt;label for="r1"&gt;5&lt;/label&gt;&lt;br /&gt;</text:p>
      <text:p text:style-name="P8">&lt;input id="r2" type="radio" name="Set1" value="10" /&gt;&lt;label for="r2"&gt;10&lt;/label&gt;&lt;br /&gt;</text:p>
      <text:p text:style-name="P8">&lt;input id="r3" type="radio" name="Set1" value="15.60" /&gt;&lt;label for="r3"&gt;15.60&lt;/label&gt;</text:p>
      <text:p text:style-name="P8">&lt;/fieldset&gt;</text:p>
      <text:p text:style-name="P8">&lt;fieldset&gt;</text:p>
      <text:p text:style-name="P8">&lt;legend&gt;Set 2&lt;/legend&gt;</text:p>
      <text:p text:style-name="P8">&lt;input id="r4" type="radio" name="Set2" value="10.50" /&gt;&lt;label for="r4"&gt;10.50&lt;/label&gt;&lt;br /&gt;</text:p>
      <text:p text:style-name="P8">&lt;input id="r5" type="radio" name="Set2" value="15" /&gt;&lt;label for="r5"&gt;15&lt;/label&gt;&lt;br /&gt;</text:p>
      <text:p text:style-name="P8">&lt;input id="r6" type="radio" name="Set2" value="25.30" /&gt;&lt;label for="r6"&gt;25.30&lt;/label&gt;</text:p>
      <text:p text:style-name="P8">&lt;/fieldset&gt;</text:p>
      <text:p text:style-name="P8"><text:soft-page-break/>&lt;fieldset&gt;</text:p>
      <text:p text:style-name="P8">&lt;legend&gt;Set 3&lt;/legend&gt;</text:p>
      <text:p text:style-name="P8">&lt;input id="r7" type="radio" name="Set3" value="1.80" /&gt;&lt;label for="r7"&gt;1.80&lt;/label&gt;&lt;br /&gt;</text:p>
      <text:p text:style-name="P8">&lt;input id="r8" type="radio" name="Set3" value="9.78" /&gt;&lt;label for="r8"&gt;9.78&lt;/label&gt;&lt;br /&gt;</text:p>
      <text:p text:style-name="P8">&lt;input id="r9" type="radio" name="Set3" value="24" /&gt;&lt;label for="r9"&gt;24&lt;/label&gt;</text:p>
      <text:p text:style-name="P8">&lt;/fieldset&gt;</text:p>
      <text:p text:style-name="P8">&lt;fieldset style="position:relative;top:36px;width:140px;"&gt;</text:p>
      <text:p text:style-name="P8">&lt;input id="total" type="text" name="total" value="" /&gt;&lt;strong&gt; total&lt;/strong&gt;&amp;nbsp;&amp;nbsp;</text:p>
      <text:p text:style-name="P8">&lt;input type="reset" style="font-size:11px;" /&gt;</text:p>
      <text:p text:style-name="P8">&lt;/fieldset&gt;</text:p>
      <text:p text:style-name="P8">&lt;/form&gt;</text:p>
      <text:p text:style-name="P8">&lt;/body&gt;</text:p>
      <text:p text:style-name="P8">&lt;/html&gt;</text:p>
      <text:p text:style-name="P9"/>
      <text:p text:style-name="P9"/>
      <text:p text:style-name="P9"/>
      <text:p text:style-name="P10"><text:s/></text:p>
      <text:p text:style-name="P10">function getIsChecked(GrpName) {</text:p>
      <text:p text:style-name="P10"/>
      <text:p text:style-name="P10"><text:tab/> <text:s/>var sel = document.getElementsByName(GrpName);</text:p>
      <text:p text:style-name="P10"><text:tab/> <text:s/>var fnd = -1;</text:p>
      <text:p text:style-name="P10"><text:tab/> <text:s/>var str = '';</text:p>
      <text:p text:style-name="P10"><text:tab/> <text:s/>for (var i=0; i&lt;sel.length; i++) {</text:p>
      <text:p text:style-name="P10"><text:tab/> <text:s text:c="3"/>if (sel[i].checked == true) { str = sel[i].value; <text:s/>fnd = i; }</text:p>
      <text:p text:style-name="P10"/>
      <text:p text:style-name="P10"><text:tab/> <text:s/>}</text:p>
      <text:p text:style-name="P10"/>
      <text:p text:style-name="P10"><text:tab/>// <text:s/>return fnd; <text:s text:c="2"/>// return option index of selection</text:p>
      <text:p text:style-name="P10"><text:tab/>// comment out next line if option index used in line above </text:p>
      <text:p text:style-name="P10"/>
      <text:p text:style-name="P10"><text:tab/> <text:s/>return str;</text:p>
      <text:p text:style-name="P10"/>
      <text:p text:style-name="P10"><text:tab/>}</text:p>
      <text:p text:style-name="P10"/>
      <text:p text:style-name="P10"><text:tab/> <text:s text:c="2"/></text:p>
      <text:p text:style-name="P10"/>
      <text:p text:style-name="P10"><text:tab/>function validate(){</text:p>
      <text:p text:style-name="P10"/>
      <text:p text:style-name="P10"><text:tab/> var msg = '';</text:p>
      <text:p text:style-name="P10"/>
      <text:p text:style-name="P10"><text:tab/> if(getIsChecked('ind_1') == '') { msg = 'Please select Appearance &amp; demeanor.' }</text:p>
      <text:p text:style-name="P10"><text:tab/> if(getIsChecked('ind_2') == '') <text:s/>{ msg = 'Please select Patient-centered.' }</text:p>
      <text:p text:style-name="P10"><text:s text:c="5"/>if(getIsChecked('ind_3') == '') { msg = 'Please select Time management.' }</text:p>
      <text:p text:style-name="P10"><text:tab/> if(getIsChecked('ind_4') == '') <text:s/>{ msg = 'Please select Communication.' }</text:p>
      <text:p text:style-name="P10"><text:s text:c="5"/>if(getIsChecked('ind_5') == '') { msg = 'Please select Review of patient file.' }</text:p>
      <text:p text:style-name="P10"><text:tab/> if(getIsChecked('ind_6') == '') <text:s/>{ msg = 'Please select Vitals recording, interpreting &amp; triage.' }</text:p>
      <text:p text:style-name="P10"><text:s text:c="5"/>if(getIsChecked('ind_7') == '') { msg = 'Please select Appropriate history taking.' }</text:p>
      <text:p text:style-name="P10"><text:tab/> if(getIsChecked('ind_8') == '') <text:s/>{ msg = 'Please select Physical exam (routine &amp; targeted).' }</text:p>
      <text:p text:style-name="P10"><text:s text:c="5"/>if(getIsChecked('ind_9') == '') { msg = 'Please select Diagnosis/differential diagnosis.' }</text:p>
      <text:p text:style-name="P10"><text:tab/> if(getIsChecked('ind_10') == '') <text:s/>{ msg = 'Please select Correct management of OIs.' }</text:p>
      <text:p text:style-name="P10"><text:s text:c="5"/>if(getIsChecked('ind_11') == '') { msg = 'Please select TB screening, diagnosis, treatment &amp; <text:soft-page-break/>prevention.' }</text:p>
      <text:p text:style-name="P10"><text:tab/> if(getIsChecked('ind_12') == '') <text:s/>{ msg = 'Please select Decision-making on ART eligibility' }</text:p>
      <text:p text:style-name="P10"><text:s text:c="5"/>if(getIsChecked('ind_13') == '') { msg = 'Please select Correct prescription of ARVs.' }</text:p>
      <text:p text:style-name="P10"><text:tab/> if(getIsChecked('ind_14') == '') <text:s/>{ msg = 'Please select Monitoring of ARV therapy.' }</text:p>
      <text:p text:style-name="P10"><text:s text:c="5"/>if(getIsChecked('ind_15') == '') { msg = 'Please select Identification &amp; management of treatment failure.' }</text:p>
      <text:p text:style-name="P10"><text:tab/> if(getIsChecked('ind_16') == '') <text:s/>{ msg = 'Please select Identification &amp; management of ARV ADRs.' }</text:p>
      <text:p text:style-name="P10"><text:s text:c="5"/>if(getIsChecked('ind_17') == '') { msg = 'Please select Correct use of prophylactic medications.' }</text:p>
      <text:p text:style-name="P10"><text:tab/> if(getIsChecked('ind_18') == '') <text:s/>{ msg = 'Please select Assessment of adherence.' }</text:p>
      <text:p text:style-name="P10"><text:s text:c="5"/>if(getIsChecked('ind_19') == '') { msg = 'Please select Prevention messages.' }</text:p>
      <text:p text:style-name="P10"><text:tab/> if(getIsChecked('ind_20') == '') <text:s/>{ msg = 'Please select Proper documentation.' }</text:p>
      <text:p text:style-name="P10"><text:s text:c="5"/>if(getIsChecked('ind_21') == '') <text:s/>{ msg = 'Please select Referrals &amp; linkages to other services.' }</text:p>
      <text:p text:style-name="P10"/>
      <text:p text:style-name="P10"><text:tab/> if (msg == '')</text:p>
      <text:p text:style-name="P10"><text:s/>{ return true; }</text:p>
      <text:p text:style-name="P10"><text:s/>else { </text:p>
      <text:p text:style-name="P10">alert(msg);</text:p>
      <text:p text:style-name="P10"><text:s text:c="3"/></text:p>
      <text:p text:style-name="P10"><text:s text:c="2"/>return false;</text:p>
      <text:p text:style-name="P10"><text:s/>}</text:p>
      <text:p text:style-name="P10"/>
      <text:p text:style-name="P10">}</text:p>
      <text:p text:style-name="P10"/>
      <text:p text:style-name="P10"/>
      <text:p text:style-name="P17"><text:span text:style-name="Source_20_Text">$('input[type=submit]').click(function(){ // &lt;-- this assuming these aren't inside a form</text:span></text:p>
      <text:p text:style-name="Preformatted_20_Text"><text:span text:style-name="Source_20_Text">// if it is then do this inside the submit function</text:span></text:p>
      <text:p text:style-name="Preformatted_20_Text"><text:span text:style-name="Source_20_Text">// $('yourform').submit(function(){</text:span></text:p>
      <text:p text:style-name="Preformatted_20_Text"><text:span text:style-name="Source_20_Text"><text:s text:c="4"/>$('td').css('background-color',function(){</text:span></text:p>
      <text:p text:style-name="Preformatted_20_Text"><text:span text:style-name="Source_20_Text"><text:s text:c="8"/>return $('input[type=radio]:checked',this).length === 0 ? 'red' : '';</text:span></text:p>
      <text:p text:style-name="Preformatted_20_Text"><text:span text:style-name="Source_20_Text"><text:s text:c="4"/>});</text:span></text:p>
      <text:p text:style-name="P18"><text:span text:style-name="Source_20_Text">});</text:span></text:p>
      <text:p text:style-name="P13">$(document).on("click", "input[type='submit']", function(){</text:p>
      <text:p text:style-name="P13"><text:s text:c="4"/>if($("input[type='radio']:checked").size() === 0){</text:p>
      <text:p text:style-name="P13"><text:s text:c="8"/>$("table tr").has("input").css("background-color", "red");</text:p>
      <text:p text:style-name="P13"><text:s text:c="4"/>}else{</text:p>
      <text:p text:style-name="P13"><text:s text:c="8"/>$("table tr").has("input").css("background-color", "white"); <text:s/></text:p>
      <text:p text:style-name="P13"><text:s text:c="4"/>}</text:p>
      <text:p text:style-name="P13">});​</text:p>
      <text:p text:style-name="P10"/>
      <text:p text:style-name="P10"/>
      <text:p text:style-name="P10"/>
      <text:p text:style-name="P12">&lt;table&gt;</text:p>
      <text:p text:style-name="P12"><text:s text:c="2"/>&lt;tr&gt;&lt;td&gt;&lt;input type="radio"/&gt;&lt;/td&gt;&lt;td&gt;value 1&lt;/td&gt;&lt;/tr&gt;</text:p>
      <text:p text:style-name="P12"><text:s text:c="2"/>&lt;tr&gt;&lt;td&gt;&lt;input type="radio"/&gt;&lt;/td&gt;&lt;td&gt;value 2&lt;/td&gt;&lt;/tr&gt;</text:p>
      <text:p text:style-name="P12"><text:s text:c="2"/>&lt;tr&gt;&lt;td&gt;&lt;input type="radio"/&gt;&lt;/td&gt;&lt;td&gt;value 3&lt;/td&gt;&lt;/tr&gt;</text:p>
      <text:p text:style-name="P12">&lt;/table&gt;</text:p>
      <text:p text:style-name="P12">&lt;input type="submit"/&gt;</text:p>
      <text:p text:style-name="P10"/>
      <text:p text:style-name="P11">$('input[type=submit]').click(function() {</text:p>
      <text:p text:style-name="P11"><text:s text:c="4"/>$('tr').css('background-color', function() {</text:p>
      <text:p text:style-name="P11"><text:soft-page-break/><text:s text:c="8"/>return $('input[type=radio]:checked', this).length === 0 ? 'red' : '';</text:p>
      <text:p text:style-name="P11"><text:s text:c="4"/>});</text:p>
      <text:p text:style-name="P11">});</text:p>
      <text:p text:style-name="P23">remote: Permission to ojwanganto/laravel-nationalHivMentorship.git denied to HIgunza.</text:p>
      <text:p text:style-name="P23">fatal: unable to access 'https://github.com/ojwanganto/laravel-nationalHivMentorship.git/': The requested URL returned error: 403</text:p>
      <text:p text:style-name="P23">iguana@iguana-S400CA:/var/www/html/national$ git remote -v</text:p>
      <text:p text:style-name="P23">origin<text:tab/>https://github.com/ojwanganto/laravel-nationalHivMentorship.git (fetch)</text:p>
      <text:p text:style-name="P23">origin<text:tab/>https://github.com/ojwanganto/laravel-nationalHivMentorship.git (push)</text:p>
      <text:p text:style-name="P23">iguana@iguana-S400CA:/var/www/html/national$ cd ..</text:p>
      <text:p text:style-name="P23">iguana@iguana-S400CA:/var/www/html$ cd mentorship/</text:p>
      <text:p text:style-name="P23">iguana@iguana-S400CA:/var/www/html/mentorship$ git remote -v</text:p>
      <text:p text:style-name="P23">origin<text:tab/>https://github.com/HIgunza/laravel-nationalHivMentorship.git (fetch)</text:p>
      <text:p text:style-name="P23">origin<text:tab/>https://github.com/HIgunza/laravel-nationalHivMentorship.git (push)</text:p>
      <text:p text:style-name="P23">upstream<text:tab/>https://github.com/ojwanganto/laravel-nationalHivMentorship.git (fetch)</text:p>
      <text:p text:style-name="P23">upstream<text:tab/>https://github.com/ojwanganto/laravel-nationalHivMentorship.git (push)</text:p>
      <text:p text:style-name="P23">iguana@iguana-S400CA:/var/www/html/mentorship$ cd national</text:p>
      <text:p text:style-name="P23">bash: cd: national: No such file or directory</text:p>
      <text:p text:style-name="P23">iguana@iguana-S400CA:/var/www/html/mentorship$ cd ../national/</text:p>
      <text:p text:style-name="P23">iguana@iguana-S400CA:/var/www/html/national$ git remote -v</text:p>
      <text:p text:style-name="P23">origin<text:tab/>https://github.com/ojwanganto/laravel-nationalHivMentorship.git (fetch)</text:p>
      <text:p text:style-name="P23">origin<text:tab/>https://github.com/ojwanganto/laravel-nationalHivMentorship.git (push)</text:p>
      <text:p text:style-name="P23">iguana@iguana-S400CA:/var/www/html/national$ git remote add upstream https://github.com/ojwanganto/laravel-nationalHivMentorship.git</text:p>
      <text:p text:style-name="P23">iguana@iguana-S400CA:/var/www/html/national$ git remote -v</text:p>
      <text:p text:style-name="P23">origin<text:tab/>https://github.com/ojwanganto/laravel-nationalHivMentorship.git (fetch)</text:p>
      <text:p text:style-name="P23">origin<text:tab/>https://github.com/ojwanganto/laravel-nationalHivMentorship.git (push)</text:p>
      <text:p text:style-name="P23">upstream<text:tab/>https://github.com/ojwanganto/laravel-nationalHivMentorship.git (fetch)</text:p>
      <text:p text:style-name="P23">upstream<text:tab/>https://github.com/ojwanganto/laravel-nationalHivMentorship.git (push)</text:p>
      <text:p text:style-name="P23">iguana@iguana-S400CA:/var/www/html/national$ cd ../mentorship/</text:p>
      <text:p text:style-name="P23">iguana@iguana-S400CA:/var/www/html/mentorship$ git remote -v</text:p>
      <text:p text:style-name="P23">origin<text:tab/>https://github.com/HIgunza/laravel-nationalHivMentorship.git (fetch)</text:p>
      <text:p text:style-name="P23">origin<text:tab/>https://github.com/HIgunza/laravel-nationalHivMentorship.git (push)</text:p>
      <text:p text:style-name="P23">upstream<text:tab/>https://github.com/ojwanganto/laravel-nationalHivMentorship.git (fetch)</text:p>
      <text:p text:style-name="P23">upstream<text:tab/>https://github.com/ojwanganto/laravel-nationalHivMentorship.git (push)</text:p>
      <text:p text:style-name="P23">iguana@iguana-S400CA:/var/www/html/mentorship$ cd ../national/</text:p>
      <text:p text:style-name="P23">iguana@iguana-S400CA:/var/www/html/national$ git remote set-url origin https://github.com/HIgunza/laravel-nationalHivMentorship.git</text:p>
      <text:p text:style-name="P23">iguana@iguana-S400CA:/var/www/html/national$ git remote -v</text:p>
      <text:p text:style-name="P23">origin<text:tab/>https://github.com/HIgunza/laravel-nationalHivMentorship.git (fetch)</text:p>
      <text:p text:style-name="P23">origin<text:tab/>https://github.com/HIgunza/laravel-nationalHivMentorship.git (push)</text:p>
      <text:p text:style-name="P23">upstream<text:tab/>https://github.com/ojwanganto/laravel-nationalHivMentorship.git (fetch)</text:p>
      <text:p text:style-name="P23">upstream<text:tab/>https://github.com/ojwanganto/laravel-nationalHivMentorship.git (push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5:48:50.459065847</meta:creation-date>
    <dc:date>2016-03-11T12:30:51.106473339</dc:date>
    <meta:editing-duration>PT11H46M31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5" meta:paragraph-count="208" meta:word-count="868" meta:character-count="9432" meta:non-whitespace-character-count="8461"/>
  </office:meta>
</office:document-meta>
</file>